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rvices" style:family="table">
      <style:table-properties style:width="3.1597in" fo:margin-left="-0.0063in" fo:margin-right="4.3465in" table:align="margins"/>
    </style:style>
    <style:style style:name="Services.A" style:family="table-column">
      <style:table-column-properties style:column-width="0.6903in" style:rel-column-width="14314*"/>
    </style:style>
    <style:style style:name="Services.B" style:family="table-column">
      <style:table-column-properties style:column-width="2.4694in" style:rel-column-width="51221*"/>
    </style:style>
    <style:style style:name="Services.A1" style:family="table-cell">
      <style:table-cell-properties fo:background-color="#ccccff" fo:padding="0.0382in" fo:border="0.0007in solid #000000">
        <style:background-image/>
      </style:table-cell-properties>
    </style:style>
    <style:style style:name="Services.A2" style:family="table-cell">
      <style:table-cell-properties fo:padding="0.0382in" fo:border-left="0.0007in solid #000000" fo:border-right="none" fo:border-top="none" fo:border-bottom="0.0007in solid #000000"/>
    </style:style>
    <style:style style:name="Servic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3.1597in" fo:margin-left="-0.0063in" fo:margin-right="4.3465in" table:align="margins"/>
    </style:style>
    <style:style style:name="Table1.A" style:family="table-column">
      <style:table-column-properties style:column-width="0.6903in" style:rel-column-width="14314*"/>
    </style:style>
    <style:style style:name="Table1.B" style:family="table-column">
      <style:table-column-properties style:column-width="2.4694in" style:rel-column-width="51221*"/>
    </style:style>
    <style:style style:name="Table1.A1" style:family="table-cell">
      <style:table-cell-properties fo:background-color="#cccc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1597in" fo:margin-left="-0.0063in" fo:margin-right="4.3465in" table:align="margins"/>
    </style:style>
    <style:style style:name="Table2.A" style:family="table-column">
      <style:table-column-properties style:column-width="0.6903in" style:rel-column-width="14314*"/>
    </style:style>
    <style:style style:name="Table2.B" style:family="table-column">
      <style:table-column-properties style:column-width="2.4694in" style:rel-column-width="51221*"/>
    </style:style>
    <style:style style:name="Table2.A1" style:family="table-cell">
      <style:table-cell-properties fo:background-color="#ccccff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1597in" fo:margin-left="-0.0063in" fo:margin-right="4.3465in" table:align="margins"/>
    </style:style>
    <style:style style:name="Table3.A" style:family="table-column">
      <style:table-column-properties style:column-width="0.6903in" style:rel-column-width="14314*"/>
    </style:style>
    <style:style style:name="Table3.B" style:family="table-column">
      <style:table-column-properties style:column-width="2.4694in" style:rel-column-width="51221*"/>
    </style:style>
    <style:style style:name="Table3.A1" style:family="table-cell">
      <style:table-cell-properties fo:background-color="#ccccff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fo:language="en" fo:country="US" style:text-underline-style="solid" style:text-underline-width="auto" style:text-underline-color="font-color"/>
    </style:style>
    <style:style style:name="P5" style:family="paragraph" style:parent-style-name="Table_20_Contents">
      <style:text-properties fo:language="en" fo:country="US" style:text-underline-style="none"/>
    </style:style>
    <style:style style:name="P6" style:family="paragraph" style:parent-style-name="Text_20_body">
      <style:paragraph-properties fo:text-align="start" style:justify-single-word="false"/>
      <style:text-properties fo:language="en" fo:country="US" style:text-underline-style="solid" style:text-underline-width="auto" style:text-underline-color="font-color"/>
    </style:style>
    <style:style style:name="P7" style:family="paragraph" style:parent-style-name="Text_20_body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P8" style:family="paragraph" style:parent-style-name="Standard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text-properties fo:color="#4b1f6f" fo:language="en" fo:country="US" fo:font-weight="bold" style:font-weight-asian="bold" style:font-weight-complex="bold"/>
    </style:style>
    <style:style style:name="T1" style:family="text">
      <style:text-properties fo:color="#4b1f6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eroconf</text:p>
      <text:p text:style-name="P6">Database</text:p>
      <text:p text:style-name="Text_20_body"/>
      <table:table table:name="Services" table:style-name="Services">
        <table:table-column table:style-name="Services.A"/>
        <table:table-column table:style-name="Services.B"/>
        <table:table-row>
          <table:table-cell table:style-name="Services.A1" table:number-columns-spanned="2" office:value-type="string">
            <text:p text:style-name="P3">Services</text:p>
          </table:table-cell>
          <table:covered-table-cell/>
        </table:table-row>
        <table:table-row>
          <table:table-cell table:style-name="Services.A2" office:value-type="string">
            <text:p text:style-name="P2">PK</text:p>
            <text:p text:style-name="P2">PK</text:p>
          </table:table-cell>
          <table:table-cell table:style-name="Services.B2" office:value-type="string">
            <text:p text:style-name="P4">hostname (string: 20)</text:p>
            <text:p text:style-name="P4">service_type (string:15)</text:p>
          </table:table-cell>
        </table:table-row>
        <table:table-row>
          <table:table-cell table:style-name="Services.A2" office:value-type="string">
            <text:p text:style-name="Table_20_Contents"/>
          </table:table-cell>
          <table:table-cell table:style-name="Services.B2" office:value-type="string">
            <text:p text:style-name="P2">protocol (string:5)</text:p>
          </table:table-cell>
        </table:table-row>
        <table:table-row>
          <table:table-cell table:style-name="Services.A2" office:value-type="string">
            <text:p text:style-name="Table_20_Contents"/>
          </table:table-cell>
          <table:table-cell table:style-name="Services.B2" office:value-type="string">
            <text:p text:style-name="P2">interface (string:10)</text:p>
          </table:table-cell>
        </table:table-row>
        <table:table-row>
          <table:table-cell table:style-name="Services.A2" office:value-type="string">
            <text:p text:style-name="Table_20_Contents"/>
          </table:table-cell>
          <table:table-cell table:style-name="Services.B2" office:value-type="string">
            <text:p text:style-name="P2">port (int)</text:p>
          </table:table-cell>
        </table:table-row>
        <table:table-row>
          <table:table-cell table:style-name="Services.A2" office:value-type="string">
            <text:p text:style-name="Table_20_Contents"/>
          </table:table-cell>
          <table:table-cell table:style-name="Services.B2" office:value-type="string">
            <text:p text:style-name="P2">TXTDATA (string:20)</text:p>
          </table:table-cell>
        </table:table-row>
        <table:table-row>
          <table:table-cell table:style-name="Services.A2" office:value-type="string">
            <text:p text:style-name="Table_20_Contents"/>
          </table:table-cell>
          <table:table-cell table:style-name="Services.B2" office:value-type="string">
            <text:p text:style-name="P2">TTL (int)</text:p>
          </table:table-cell>
        </table:table-row>
        <table:table-row>
          <table:table-cell table:style-name="Services.A2" office:value-type="string">
            <text:p text:style-name="Table_20_Contents"/>
          </table:table-cell>
          <table:table-cell table:style-name="Services.B2" office:value-type="string">
            <text:p text:style-name="P2">advertised (bool)</text:p>
          </table:table-cell>
        </table:table-row>
        <table:table-row>
          <table:table-cell table:style-name="Services.A2" office:value-type="string">
            <text:p text:style-name="Table_20_Contents"/>
          </table:table-cell>
          <table:table-cell table:style-name="Services.B2" office:value-type="string">
            <text:p text:style-name="P2">questioned (bool)</text:p>
          </table:table-cell>
        </table:table-row>
      </table:table>
      <text:p text:style-name="P1"/>
      <text:p text:style-name="P1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myServices</text:p>
          </table:table-cell>
          <table:covered-table-cell/>
        </table:table-row>
        <table:table-row>
          <table:table-cell table:style-name="Table1.A2" office:value-type="string">
            <text:p text:style-name="P2">PK</text:p>
            <text:p text:style-name="P2">PK</text:p>
          </table:table-cell>
          <table:table-cell table:style-name="Table1.B2" office:value-type="string">
            <text:p text:style-name="P4">hostname (string: 20)</text:p>
            <text:p text:style-name="P4">service_type (string:15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protocol (string:5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interface (string:10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port (int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TXTDATA (string:20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TTL (int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advertised (bool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questioned (bool)</text:p>
          </table:table-cell>
        </table:table-row>
      </table:table>
      <text:p text:style-name="Standard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requestedServices</text:p>
          </table:table-cell>
          <table:covered-table-cell/>
        </table:table-row>
        <table:table-row>
          <table:table-cell table:style-name="Table2.A2" office:value-type="string">
            <text:p text:style-name="P2">PK</text:p>
          </table:table-cell>
          <table:table-cell table:style-name="Table2.B2" office:value-type="string">
            <text:p text:style-name="P4">id (int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P5">service_type (string:15)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DNSTable</text:p>
          </table:table-cell>
          <table:covered-table-cell/>
        </table:table-row>
        <table:table-row>
          <table:table-cell table:style-name="Table3.A2" office:value-type="string">
            <text:p text:style-name="P2">PK</text:p>
            <text:p text:style-name="P2">PK</text:p>
          </table:table-cell>
          <table:table-cell table:style-name="Table3.B2" office:value-type="string">
            <text:p text:style-name="P4">hostname (string: 20)</text:p>
            <text:p text:style-name="P4">interface (string:10)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2">ip (string:40)</text:p>
          </table:table-cell>
        </table:table-row>
      </table:table>
      <text:p text:style-name="P1"/>
      <text:p text:style-name="P8"/>
      <text:p text:style-name="P8"><text:soft-page-break/>Functions:</text:p>
      <text:p text:style-name="P1"/>
      <text:p text:style-name="P1"><text:span text:style-name="T1">service[] getServices()</text:span> <text:s text:c="4"/>:</text:p>
      <text:p text:style-name="P1"><text:span text:style-name="T1">service[] getMyServices()</text:span>: both return an array of structs service (which contains the fields described on <text:tab/><text:tab/><text:tab/><text:tab/> <text:s text:c="7"/>previous tables) from the corresponding table. </text:p>
      <text:p text:style-name="P1"/>
      <text:p text:style-name="P1"><text:span text:style-name="T1">int addService(service)</text:span>: accepts a service and adds it to the table Services.</text:p>
      <text:p text:style-name="P9"/>
      <text:p text:style-name="P1"><text:span text:style-name="T1">int removeService(hostname, service_type)</text:span>: accepts a service's hostname and service_type and removes it from the table Services</text:p>
      <text:p text:style-name="P9"/>
      <text:p text:style-name="P1"><text:span text:style-name="T1">int removeServiceByHost(hostname)</text:span>: removes all services from the table Services corresponding to the specific hostname.</text:p>
      <text:p text:style-name="P1"/>
      <text:p text:style-name="P1"><text:span text:style-name="T1">char** getRequestedServices()</text:span>: returns an array of strings containing the service_type records</text:p>
      <text:p text:style-name="P1"/>
      <text:p text:style-name="P1"><text:span text:style-name="T1">int getServicesNum()</text:span>: returns an integer equal to the number of records in myServices table</text:p>
      <text:p text:style-name="P1">*note*: application layer should add a corresponding record in myServices table for each service the device offers</text:p>
      <text:p text:style-name="P1"/>
      <text:p text:style-name="P1"><text:span text:style-name="T1">int addDnsRecord(hostname, interface, ip)</text:span>: adds a record in DNSTable</text:p>
      <text:p text:style-name="P9"/>
      <text:p text:style-name="P1"><text:span text:style-name="T1">int removeDnsRecord(hostname, interface)</text:span>: removes a record from DNSTable</text:p>
      <text:p text:style-name="P9"/>
      <text:p text:style-name="P1"><text:span text:style-name="T1">int updateDnsRecord(hostname, interface, ip)</text:span>: updates the ip of the record <text:s/>having hostname and interface given with the ip giv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5T06:45:37.99</meta:creation-date>
    <dc:date>2011-05-07T23:24:51.11</dc:date>
    <meta:editing-duration>PT1H44M55S</meta:editing-duration>
    <meta:editing-cycles>12</meta:editing-cycles>
    <meta:generator>OpenOffice.org/3.3$Win32 OpenOffice.org_project/330m20$Build-9567</meta:generator>
    <meta:document-statistic meta:table-count="4" meta:image-count="0" meta:object-count="0" meta:page-count="2" meta:paragraph-count="48" meta:word-count="207" meta:character-count="1571"/>
  </office:meta>
</office:document-meta>
</file>